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3.323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Presidencia de la Repúblic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Secretaría de Estad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Institución pública federal</text:p>
          </table:table-cell>
          <table:table-cell office:value-type="float" office:value="1">
            <text:p>1</text:p>
          </table:table-cell>
          <table:table-cell table:style-name="ce2" office:value-type="string">
            <text:p>Excepto las instituciones y organismos desconcentrados, descentralizados y autónomos federales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Programa feder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Fuerzas armada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Fuerzas federales de seguridad pública</text:p>
          </table:table-cell>
          <table:table-cell office:value-type="float" office:value="1">
            <text:p>1</text:p>
          </table:table-cell>
          <table:table-cell table:style-name="ce2" office:value-type="string">
            <text:p>Ej. PF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Institución federal encargada de la procuración de justicia penal</text:p>
          </table:table-cell>
          <table:table-cell office:value-type="float" office:value="1">
            <text:p>1</text:p>
          </table:table-cell>
          <table:table-cell table:style-name="ce2" office:value-type="string">
            <text:p>Ej. PGR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Institución federal del sistema penitenciari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Agencia federal de inteligenci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Instancia de administración de justicia del ejecutivo federal / tribunal administrativo</text:p>
          </table:table-cell>
          <table:table-cell office:value-type="float" office:value="1">
            <text:p>1</text:p>
          </table:table-cell>
          <table:table-cell table:style-name="ce2" office:value-type="string">
            <text:p>Ej. Junta Federal de Conciliación y Arbitraje, Tribunal Superior Agrario, Tribunal Federal de Justicia Fiscal y Administrativa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Gubernatura estata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Secretaría estata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Institución pública estatal</text:p>
          </table:table-cell>
          <table:table-cell office:value-type="float" office:value="2">
            <text:p>2</text:p>
          </table:table-cell>
          <table:table-cell table:style-name="ce2" office:value-type="string">
            <text:p>Excepto las instituciones y organismos desconcentrados, descentralizados y autónomos estatales. Ej. DIF Estatal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Programa estata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Fuerzas estatales de seguridad pública</text:p>
          </table:table-cell>
          <table:table-cell office:value-type="float" office:value="2">
            <text:p>2</text:p>
          </table:table-cell>
          <table:table-cell table:style-name="ce2" office:value-type="string">
            <text:p>Policía de seguridad pública estatal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Institución estatal encargada de la procuración de justicia penal</text:p>
          </table:table-cell>
          <table:table-cell office:value-type="float" office:value="2">
            <text:p>2</text:p>
          </table:table-cell>
          <table:table-cell table:style-name="ce2" office:value-type="string">
            <text:p>Procuradurías, fiscalías, ministerios públicos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Institución estatal del sistema penitenciario</text:p>
          </table:table-cell>
          <table:table-cell office:value-type="float" office:value="2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Agencia estatal de inteligenci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Instancia de administración de justicia del ejecutivo estatal / tribunal administrativo</text:p>
          </table:table-cell>
          <table:table-cell office:value-type="float" office:value="2">
            <text:p>2</text:p>
          </table:table-cell>
          <table:table-cell table:style-name="ce2" office:value-type="string">
            <text:p>Ej. Junta local de Conciliación y Arbitraje, Tribunal Estatal de lo contencioso administrativo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Presidencia municipa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Cabildo municipa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Institución pública municipal</text:p>
          </table:table-cell>
          <table:table-cell office:value-type="float" office:value="3">
            <text:p>3</text:p>
          </table:table-cell>
          <table:table-cell table:style-name="ce2" office:value-type="string">
            <text:p>Ej.: Dif municipal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Programa municipa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Fuerzas municipales de seguridad públic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Entidad municipal encargada de la administración de justicia</text:p>
          </table:table-cell>
          <table:table-cell office:value-type="float" office:value="3">
            <text:p>3</text:p>
          </table:table-cell>
          <table:table-cell table:style-name="ce2" office:value-type="string">
            <text:p>Juzgados municipales, tribunales contenciosos-administrativos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Institución municipal del sistema carcelario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Autoridad comunitari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Consejo/asamblea comunitari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Institución comunitari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Programa comunitario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Fuerzas comunitarias de seguridad públic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Institución comunitaria encargada de la administración de justicia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Institución comunitaria del sistema de sancion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Fuerzas de seguridad mixtas</text:p>
          </table:table-cell>
          <table:table-cell office:value-type="float" office:value="5">
            <text:p>5</text:p>
          </table:table-cell>
          <table:table-cell table:style-name="ce2" office:value-type="string">
            <text:p>Ej. BOM´s, Sistema Nacional de Seguridad Pública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Senado de la República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Cámara de diputados federal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Comisión legislativa federal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Fracción parlamentaria federal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Congreso estatal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Comisión legislativa estatal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Fracción parlamentaria estatal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Corte Suprema</text:p>
          </table:table-cell>
          <table:table-cell office:value-type="float" office:value="8">
            <text:p>8</text:p>
          </table:table-cell>
          <table:table-cell table:style-name="ce2" office:value-type="string">
            <text:p>Aplica únicamente a la SCJN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Tribunal federal</text:p>
          </table:table-cell>
          <table:table-cell office:value-type="float" office:value="8">
            <text:p>8</text:p>
          </table:table-cell>
          <table:table-cell table:style-name="ce2" office:value-type="string">
            <text:p>Aplica únicamente a otro que NO sea la SCJN, ej.: TRIFE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Juzgado federa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Judicatura federa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Tribunal estatal superio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Tribunal estatal especializado</text:p>
          </table:table-cell>
          <table:table-cell office:value-type="float" office:value="9">
            <text:p>9</text:p>
          </table:table-cell>
          <table:table-cell table:style-name="ce2" office:value-type="string">
            <text:p>Excepto Penal Ej. Civil, de lo Familiar, Fiscal. No aplica a tribunales administrativos que dependen del ejecutiv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Juzgado estatal</text:p>
          </table:table-cell>
          <table:table-cell office:value-type="float" office:value="9">
            <text:p>9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Judicatura estatal</text:p>
          </table:table-cell>
          <table:table-cell office:value-type="float" office:value="9">
            <text:p>9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Cónyuge, pareja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Padre, madre, tutor(a)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Administrador(a) escolar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Profesor(a)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style-name="ce2" office:value-type="string">
            <text:p>Patrón(a)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style-name="ce2" office:value-type="string">
            <text:p>Jefe(a), supervisor(a)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style-name="ce2" office:value-type="string">
            <text:p>Terrateniente, ranchero, finquero, cacique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style-name="ce2" office:value-type="string">
            <text:p>Líder en la comunidad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style-name="ce2" office:value-type="string">
            <text:p>Grupo de choque, porro, golpeador</text:p>
          </table:table-cell>
          <table:table-cell office:value-type="float" office:value="49">
            <text:p>49</text:p>
          </table:table-cell>
          <table:table-cell table:style-name="ce2" office:value-type="string">
            <text:p>Organización o miembro de organización de corte fascista que persigue intereses particulares, políticos o económicos basados en la violencia organizada contra diferentes tipos de organizaciones: estudiantiles, sindicales, etc.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style-name="ce2" office:value-type="string">
            <text:p>Grupo de servidores públicos que abusan de su poder</text:p>
          </table:table-cell>
          <table:table-cell office:value-type="float" office:value="49">
            <text:p>49</text:p>
          </table:table-cell>
          <table:table-cell table:style-name="ce2" office:value-type="string">
            <text:p>Ej. Personal de centro de rehabilitación que abusa de los interno(a)s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2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1:53</meta:creation-date>
    <dc:date>2012-09-08T11:22:06</dc:date>
    <dc:creator>Lau </dc:creator>
    <meta:editing-duration>PT13S</meta:editing-duration>
    <meta:editing-cycles>1</meta:editing-cycles>
    <meta:document-statistic meta:table-count="1" meta:cell-count="209" meta:object-count="0"/>
    <meta:generator>LibreOffice/3.4$Linux LibreOffice_project/340m1$Build-402</meta:generator>
  </office:meta>
</office:document-meta>
</file>